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finiteReturnToActionException.getMessagePar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finiteReturnToActionException.getMessage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finiteReturnToActionException.causeMayBeSessionExpi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finiteReturnToActionException.InfiniteReturnToActionException( String actionName , FlowController f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